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2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13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color="#000000" style:font-name="Calibri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b2b2b2"/>
      <style:text-properties style:font-name="Calibri"/>
    </style:style>
    <style:style style:name="ce4" style:family="table-cell" style:parent-style-name="Default">
      <style:table-cell-properties fo:background-color="#b2b2b2" fo:border="none"/>
      <style:text-properties fo:color="#00ffff" style:font-name="Calibri"/>
    </style:style>
    <style:style style:name="ce5" style:family="table-cell" style:parent-style-name="Default">
      <style:table-cell-properties fo:background-color="#ffffff"/>
      <style:text-properties style:font-name="Calibri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 fo:border="none"/>
      <style:text-properties fo:color="#00ffff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keys</text:p>
          </table:table-cell>
          <table:table-cell table:style-name="ce1" office:value-type="string">
            <text:p>bb_color_tag</text:p>
          </table:table-cell>
          <table:table-cell table:style-name="ce1" office:value-type="string">
            <text:p>text_ru</text:p>
          </table:table-cell>
          <table:table-cell table:style-name="ce1" office:value-type="string">
            <text:p>text_en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 не происходит.</text:p>
          </table:table-cell>
          <table:table-cell office:value-type="string">
            <text:p>The spell's working, but nothing'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1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6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1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6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1">
          <table:table-cell office:value-type="string">
            <text:p>SG_INT_BLOCKED_DEFAULT</text:p>
          </table:table-cell>
          <table:table-cell office:value-type="string">
            <text:p>[color=#ffdef7]</text:p>
          </table:table-cell>
          <table:table-cell office:value-type="string">
            <text:p>Проход заблокирован, мне не пройти.</text:p>
          </table:table-cell>
          <table:table-cell office:value-type="string">
            <text:p>The way is blocked, I can't pass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6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4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6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table:style-name="ce4">
            <office:annotation draw:style-name="gr1" draw:text-style-name="P1" svg:width="2.899cm" svg:height="1.139cm" svg:x="6.898cm" svg:y="11.242cm" draw:caption-point-x="-0.61cm" draw:caption-point-y="1.515cm">
              <dc:date>2024-01-16T00:00:00</dc:date>
              <text:p text:style-name="P1"><text:span text:style-name="T1">Asdfsdf</text:span></text:p>
              <text:p text:style-name="P1"><text:span text:style-name="T1"/></text:p>
            </office:annotation>
          </table:table-cell>
          <table:table-cell table:style-name="ce4"/>
          <table:table-cell table:style-name="ce7"/>
          <table:table-cell table:style-name="ce4"/>
          <table:table-cell table:style-name="ce4" table:number-columns-repeated="1020"/>
        </table:table-row>
        <table:table-row table:style-name="ro1">
          <table:table-cell table:style-name="ce5" office:value-type="string">
            <text:p>LABEL_CLOVER_GRAVE</text:p>
          </table:table-cell>
          <table:table-cell table:style-name="ce5"/>
          <table:table-cell table:style-name="ce8" office:value-type="string">
            <text:p>Памятник Кловер </text:p>
          </table:table-cell>
          <table:table-cell table:style-name="ce5" office:value-type="string">
            <text:p>Clover's tombstone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SP_CLOVER_GRAVE</text:p>
          </table:table-cell>
          <table:table-cell table:style-name="ce5"/>
          <table:table-cell table:style-name="ce5" office:value-type="string">
            <text:p>Кловер Премудрая, юникорн</text:p>
          </table:table-cell>
          <table:table-cell table:style-name="ce5" office:value-type="string">
            <text:p>Clover the Clever, Unicorn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GRAVE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Два года прошло.</text:p>
            <text:p>Уже давно пора бы искать нового наставника.</text:p>
          </table:table-cell>
          <table:table-cell table:style-name="ce5" office:value-type="string">
            <text:p>Two years have passed.</text:p>
            <text:p>It's high time to look for a new mento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GRAVE_POST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Надеюсь, я ещё её увижу.</text:p>
          </table:table-cell>
          <table:table-cell table:style-name="ce5" office:value-type="string">
            <text:p>I hope I'll see her again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1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Мне не хватает вас, учитель.</text:p>
            <text:p>Даже не магии - просто совета.</text:p>
          </table:table-cell>
          <table:table-cell office:value-type="string">
            <text:p>I miss you, Teacher.</text:p>
            <text:p>Not even your magic - just advice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2</text:p>
          </table:table-cell>
          <table:table-cell table:style-name="ce5" office:value-type="string">
            <text:p>[color=#71c837]</text:p>
          </table:table-cell>
          <table:table-cell table:style-name="ce6" office:value-type="string">
            <text:p>Я предвидела подобный поворот.</text:p>
            <text:p>Ты справишься.</text:p>
          </table:table-cell>
          <table:table-cell table:style-name="ce5" office:value-type="string">
            <text:p>I foresaw this twist.</text:p>
            <text:p>You can conquer it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3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Учитель? Как это возможно?</text:p>
          </table:table-cell>
          <table:table-cell table:style-name="ce5" office:value-type="string">
            <text:p>Teacher? How is this possible?</text:p>
          </table:table-cell>
          <table:table-cell table:style-name="ce5" table:number-columns-repeated="1020"/>
        </table:table-row>
        <table:table-row table:style-name="ro5">
          <table:table-cell table:style-name="ce5" office:value-type="string">
            <text:p>INT_CLOVER_4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Единороги высшего уровня не исчезают сразу и бесследно. Я стану частью той силы, которую использовала, когда...</text:p>
          </table:table-cell>
          <table:table-cell table:style-name="ce5" office:value-type="string">
            <text:p>Unicorns of the highest level do not disappear immediately and without a trace. I will become a part of the force that I used when..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5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style-name="ce5" office:value-type="string">
            <text:p>I wish I was that kind of unicorn.</text:p>
            <text:p>The guards are trying to detain me, and in two years I have never even stolen a loaf from a bak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6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Принцесса Селестия сильна, но её склонность к быстрым решениям может пугать. Я попробую выяснить, в чём дело.</text:p>
          </table:table-cell>
          <table:table-cell table:style-name="ce5" office:value-type="string">
            <text:p>Princess Celestia is powerfull, but her penchant for quick decisions can be intimidating. I'll try to figure out what's the matter.</text:p>
          </table:table-cell>
          <table:table-cell table:style-name="ce5" table:number-columns-repeated="1020"/>
        </table:table-row>
        <table:table-row table:style-name="ro1">
          <table:table-cell table:style-name="ce5" office:value-type="string">
            <text:p>INT_CLOVER_7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Как мне быть, Кловер?</text:p>
          </table:table-cell>
          <table:table-cell table:style-name="ce5" office:value-type="string">
            <text:p>What should I do, Clover?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8</text:p>
          </table:table-cell>
          <table:table-cell table:style-name="ce5" office:value-type="string">
            <text:p>[color=#71c837]</text:p>
          </table:table-cell>
          <table:table-cell table:style-name="ce5" office:value-type="string">
            <text:p>Для начала - продолжить обучение.</text:p>
            <text:p>Сосредоточься на магии внутри тебя, и уже через минуту сможешь использовать новые заклинания.</text:p>
          </table:table-cell>
          <table:table-cell office:value-type="string">
            <text:p>To begin with - continue training.</text:p>
            <text:p>Focus on the magic inside you, and in a minute you will be able to use new spells.</text:p>
          </table:table-cell>
          <table:table-cell table:style-name="ce5" table:number-columns-repeated="1020"/>
        </table:table-row>
        <table:table-row table:style-name="ro2">
          <table:table-cell table:style-name="ce5" office:value-type="string">
            <text:p>INT_CLOVER_9</text:p>
          </table:table-cell>
          <table:table-cell table:style-name="ce5" office:value-type="string">
            <text:p>[color=#ffdef7]</text:p>
          </table:table-cell>
          <table:table-cell table:style-name="ce5" office:value-type="string">
            <text:p>Хотя бы так.</text:p>
            <text:p>По крайней мере, мне действительно теперь доступен следующий уровень.</text:p>
          </table:table-cell>
          <table:table-cell table:style-name="ce5" office:value-type="string">
            <text:p>At least so.</text:p>
            <text:p>The next level is really available to me now.</text:p>
          </table:table-cell>
          <table:table-cell table:style-name="ce5"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sk</text:p>
          </table:table-cell>
          <table:table-cell table:number-columns-repeated="1020"/>
        </table:table-row>
        <table:table-row table:style-name="ro6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STOVE</text:p>
          </table:table-cell>
          <table:table-cell/>
          <table:table-cell office:value-type="string">
            <text:p>Огонь</text:p>
          </table:table-cell>
          <table:table-cell office:value-type="string">
            <text:p>Fire</text:p>
          </table:table-cell>
          <table:table-cell table:number-columns-repeated="1020"/>
        </table:table-row>
        <table:table-row table:style-name="ro1">
          <table:table-cell office:value-type="string">
            <text:p>SPELL_INT_STOVE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магия огня! </text:p>
          </table:table-cell>
          <table:table-cell office:value-type="string">
            <text:p>It's fire magic!</text:p>
          </table:table-cell>
          <table:table-cell table:number-columns-repeated="1020"/>
        </table:table-row>
        <table:table-row table:style-name="ro1">
          <table:table-cell office:value-type="string">
            <text:p>SPELL_INT_STOVE_2</text:p>
          </table:table-cell>
          <table:table-cell office:value-type="string">
            <text:p>[color=#ffdef7]</text:p>
          </table:table-cell>
          <table:table-cell table:style-name="ce6" office:value-type="string">
            <text:p>Я могу её запомнить, но слишком слаба, чтобы воспроизвести. </text:p>
          </table:table-cell>
          <table:table-cell office:value-type="string">
            <text:p>I can memorize it, yet I'm too weak to use it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LABEL_GUARDS</text:p>
          </table:table-cell>
          <table:table-cell/>
          <table:table-cell office:value-type="string">
            <text:p>Стражники</text:p>
          </table:table-cell>
          <table:table-cell office:value-type="string">
            <text:p>Guards</text:p>
          </table:table-cell>
          <table:table-cell table:number-columns-repeated="1020"/>
        </table:table-row>
        <table:table-row table:style-name="ro2">
          <table:table-cell office:value-type="string">
            <text:p>F_INT_GUARDS_1</text:p>
          </table:table-cell>
          <table:table-cell office:value-type="string">
            <text:p>[color=#ececec]</text:p>
          </table:table-cell>
          <table:table-cell table:style-name="ce6" office:value-type="string">
            <text:p>Именем Принцессы Селестии, вы задержаны и должны проследовать с нами. </text:p>
          </table:table-cell>
          <table:table-cell office:value-type="string">
            <text:p>In the name of Princess Celestia, you are detained and must come with us.</text:p>
          </table:table-cell>
          <table:table-cell table:number-columns-repeated="1020"/>
        </table:table-row>
        <table:table-row table:style-name="ro1">
          <table:table-cell office:value-type="string">
            <text:p>F_INT_GUARDS_2</text:p>
          </table:table-cell>
          <table:table-cell office:value-type="string">
            <text:p>[color=#ffdef7]</text:p>
          </table:table-cell>
          <table:table-cell office:value-type="string">
            <text:p>Очень смешно. Я два года не покидала эту деревню. И вообще не подданная принцессы.</text:p>
          </table:table-cell>
          <table:table-cell office:value-type="string">
            <text:p>Very funny. I haven't left this village for two years. And not a subject of the princess at all.</text:p>
          </table:table-cell>
          <table:table-cell table:number-columns-repeated="1020"/>
        </table:table-row>
        <table:table-row table:style-name="ro2">
          <table:table-cell office:value-type="string">
            <text:p>F_INT_GUARDS_3</text:p>
          </table:table-cell>
          <table:table-cell office:value-type="string">
            <text:p>[color=#ececec]</text:p>
          </table:table-cell>
          <table:table-cell table:style-name="ce6" office:value-type="string">
            <text:p>Теперь уже подданная, вы на территории <text:s/>Эквестрии. Идите за нами и без глупостей. </text:p>
          </table:table-cell>
          <table:table-cell office:value-type="string">
            <text:p>Now already a subject, you are on the territory of Equestria. Follow us and don't do anything stupid.</text:p>
          </table:table-cell>
          <table:table-cell table:number-columns-repeated="1020"/>
        </table:table-row>
        <table:table-row table:style-name="ro1">
          <table:table-cell office:value-type="string">
            <text:p>F_INT_GUARDS_4</text:p>
          </table:table-cell>
          <table:table-cell office:value-type="string">
            <text:p>[color=#ffdef7]</text:p>
          </table:table-cell>
          <table:table-cell office:value-type="string">
            <text:p>Нет, так не годится. Я никуда не пойду, пока не получу объяснений.</text:p>
          </table:table-cell>
          <table:table-cell office:value-type="string">
            <text:p>No, that won't do. I'm not going anywhere untilI I get an explanation.</text:p>
          </table:table-cell>
          <table:table-cell table:number-columns-repeated="1020"/>
        </table:table-row>
        <table:table-row table:style-name="ro1">
          <table:table-cell office:value-type="string">
            <text:p>F_INT_GUARDS_5</text:p>
          </table:table-cell>
          <table:table-cell office:value-type="string">
            <text:p>[color=#7b7b7b]</text:p>
          </table:table-cell>
          <table:table-cell table:style-name="ce6" office:value-type="string">
            <text:p>Приказы Принцессы не обсуждаются. Собирайтесь и уходим. </text:p>
          </table:table-cell>
          <table:table-cell office:value-type="string">
            <text:p>The orders of the Princess are not discussed.\nGet ready and follow us.</text:p>
          </table:table-cell>
          <table:table-cell table:number-columns-repeated="1020"/>
        </table:table-row>
        <table:table-row table:style-name="ro1">
          <table:table-cell office:value-type="string">
            <text:p>INT_GUARDS_1</text:p>
          </table:table-cell>
          <table:table-cell office:value-type="string">
            <text:p>[color=#ffdef7]</text:p>
          </table:table-cell>
          <table:table-cell office:value-type="string">
            <text:p>Может, всё же расскажете, в чём моя вина?</text:p>
          </table:table-cell>
          <table:table-cell office:value-type="string">
            <text:p>Can you tell me what my fault is?</text:p>
          </table:table-cell>
          <table:table-cell table:number-columns-repeated="1020"/>
        </table:table-row>
        <table:table-row table:style-name="ro1">
          <table:table-cell office:value-type="string">
            <text:p>INT_GUARDS_2</text:p>
          </table:table-cell>
          <table:table-cell office:value-type="string">
            <text:p>[color=#ececec]</text:p>
          </table:table-cell>
          <table:table-cell office:value-type="string">
            <text:p>Не спорьте и собирайтесь быстрее.\nПринцесса ждёт вас в замке.</text:p>
          </table:table-cell>
          <table:table-cell office:value-type="string">
            <text:p>Don't argue and get ready faster. The princess is waiting for you in the castle.</text:p>
          </table:table-cell>
          <table:table-cell table:number-columns-repeated="1020"/>
        </table:table-row>
        <table:table-row table:style-name="ro1">
          <table:table-cell office:value-type="string">
            <text:p>FSPELL_INT_GUARDS_1</text:p>
          </table:table-cell>
          <table:table-cell office:value-type="string">
            <text:p>[color=#ffdef7]</text:p>
          </table:table-cell>
          <table:table-cell table:style-name="ce6" office:value-type="string">
            <text:p>Это даст мне время. Пора убираться отсюда. </text:p>
          </table:table-cell>
          <table:table-cell office:value-type="string">
            <text:p>It will give me chance. It's time to get out of here.</text:p>
          </table:table-cell>
          <table:table-cell table:number-columns-repeated="1020"/>
        </table:table-row>
        <table:table-row table:style-name="ro1">
          <table:table-cell office:value-type="string">
            <text:p>FSPELL_INT_GUARDS_2</text:p>
          </table:table-cell>
          <table:table-cell office:value-type="string">
            <text:p>[color=#ececec]</text:p>
          </table:table-cell>
          <table:table-cell table:style-name="ce6" office:value-type="string">
            <text:p>Негодница! Немедленно отпусти нас! </text:p>
          </table:table-cell>
          <table:table-cell office:value-type="string">
            <text:p>The wretch! Move us to the ground immediately!</text:p>
          </table:table-cell>
          <table:table-cell table:number-columns-repeated="1020"/>
        </table:table-row>
        <table:table-row table:style-name="ro1">
          <table:table-cell office:value-type="string">
            <text:p>FSPELL_INT_GUARDS_3</text:p>
          </table:table-cell>
          <table:table-cell office:value-type="string">
            <text:p>[color=#ffdef7]</text:p>
          </table:table-cell>
          <table:table-cell table:style-name="ce6" office:value-type="string">
            <text:p>Извините, парни, но я не хочу быть задержаной ни за что. </text:p>
          </table:table-cell>
          <table:table-cell office:value-type="string">
            <text:p>Sorry, guys, but I don't want to be detained without reason.</text:p>
          </table:table-cell>
          <table:table-cell table:number-columns-repeated="1020"/>
        </table:table-row>
        <table:table-row table:style-name="ro1">
          <table:table-cell office:value-type="string">
            <text:p>AFTER_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Не о чем с ними сейчас разговаривать. </text:p>
          </table:table-cell>
          <table:table-cell office:value-type="string">
            <text:p>There's nothing to talk to them about right now.</text:p>
          </table:table-cell>
          <table:table-cell table:number-columns-repeated="1020"/>
        </table:table-row>
        <table:table-row table:style-name="ro1">
          <table:table-cell office:value-type="string">
            <text:p>BSPELL_INT_GUARDS</text:p>
          </table:table-cell>
          <table:table-cell office:value-type="string">
            <text:p>[color=#ffdef7]</text:p>
          </table:table-cell>
          <table:table-cell table:style-name="ce6" office:value-type="string">
            <text:p>Пусть лучше повисят в воздухе. </text:p>
          </table:table-cell>
          <table:table-cell office:value-type="string">
            <text:p>Let them hang in the air better.</text:p>
          </table:table-cell>
          <table:table-cell table:number-columns-repeated="1020"/>
        </table:table-row>
        <table:table-row table:style-name="ro1">
          <table:table-cell office:value-type="string">
            <text:p>SG_INT_BLOCKED_GUARDS</text:p>
          </table:table-cell>
          <table:table-cell office:value-type="string">
            <text:p>[color=#ececec]</text:p>
          </table:table-cell>
          <table:table-cell table:style-name="ce6" office:value-type="string">
            <text:p>Стоять на месте! </text:p>
          </table:table-cell>
          <table:table-cell office:value-type="string">
            <text:p>Stop right there!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SG_INT_BLOCKED_GUARDS_ARE_THERE</text:p>
          </table:table-cell>
          <table:table-cell office:value-type="string">
            <text:p>[color=#ffdef7]</text:p>
          </table:table-cell>
          <table:table-cell table:style-name="ce6" office:value-type="string">
            <text:p>Не стоит возвращаться туда, где уже есть стража. </text:p>
          </table:table-cell>
          <table:table-cell office:value-type="string">
            <text:p>It's not good going back to where are guards already.</text:p>
          </table:table-cell>
          <table:table-cell table:number-columns-repeated="1020"/>
        </table:table-row>
        <table:table-row table:style-name="ro1">
          <table:table-cell office:value-type="string">
            <text:p>SG_INT_BLOCKED_MUST_LEAVE_VILLAGE</text:p>
          </table:table-cell>
          <table:table-cell office:value-type="string">
            <text:p>[color=#ffdef7]</text:p>
          </table:table-cell>
          <table:table-cell table:style-name="ce6" office:value-type="string">
            <text:p>Мне лучше уйти подальше от деревни. </text:p>
          </table:table-cell>
          <table:table-cell office:value-type="string">
            <text:p>I'd better get away from the village.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>
            <text:p>LABEL_BUSH</text:p>
          </table:table-cell>
          <table:table-cell/>
          <table:table-cell office:value-type="string">
            <text:p>Колючий куст</text:p>
          </table:table-cell>
          <table:table-cell office:value-type="string">
            <text:p>Prickly bush</text:p>
          </table:table-cell>
          <table:table-cell table:number-columns-repeated="1020"/>
        </table:table-row>
        <table:table-row table:style-name="ro1">
          <table:table-cell office:value-type="string">
            <text:p>F_INT_BUSH</text:p>
          </table:table-cell>
          <table:table-cell office:value-type="string">
            <text:p>[color=#ffdef7]</text:p>
          </table:table-cell>
          <table:table-cell office:value-type="string">
            <text:p>Если бы я только могла пройти через лес, как-то избавиться от куста...</text:p>
          </table:table-cell>
          <table:table-cell office:value-type="string">
            <text:p>If only I could pass through the forest, somehow get rid of the bush...</text:p>
          </table:table-cell>
          <table:table-cell table:number-columns-repeated="1020"/>
        </table:table-row>
        <table:table-row table:style-name="ro1">
          <table:table-cell office:value-type="string">
            <text:p>INT_BUSH</text:p>
          </table:table-cell>
          <table:table-cell office:value-type="string">
            <text:p>[color=#ffdef7]</text:p>
          </table:table-cell>
          <table:table-cell office:value-type="string">
            <text:p>Дорога заросла колючим кустарником.</text:p>
          </table:table-cell>
          <table:table-cell office:value-type="string">
            <text:p>The road is overgrown with prickly bush.</text:p>
          </table:table-cell>
          <table:table-cell table:number-columns-repeated="1020"/>
        </table:table-row>
        <table:table-row table:style-name="ro1">
          <table:table-cell office:value-type="string">
            <text:p>SPELL_INT_BUSH</text:p>
          </table:table-cell>
          <table:table-cell office:value-type="string">
            <text:p>[color=#ffdef7]</text:p>
          </table:table-cell>
          <table:table-cell office:value-type="string">
            <text:p>Путь свободен, теперь пора убираться отсюда, пока не нагрянула новая стража.</text:p>
          </table:table-cell>
          <table:table-cell office:value-type="string">
            <text:p>The way is clear, now it's time to get out of here, before more guards arrive.</text:p>
          </table:table-cell>
          <table:table-cell table:number-columns-repeated="1020"/>
        </table:table-row>
        <table:table-row table:style-name="ro1">
          <table:table-cell table:number-columns-repeated="4" table:style-name="ce3"/>
          <table:table-cell table:style-name="ce3" table:number-columns-repeated="1020"/>
        </table:table-row>
        <table:table-row table:style-name="ro1">
          <table:table-cell office:value-type="string">
            <text:p>GAME_OVER</text:p>
          </table:table-cell>
          <table:table-cell office:value-type="string">
            <text:p>[color=#ffdef7]</text:p>
          </table:table-cell>
          <table:table-cell office:value-type="string">
            <text:p>Пролог игры "Путешествие Нимэ" успешно пройден! Спасибо за тестирование!</text:p>
          </table:table-cell>
          <table:table-cell office:value-type="string">
            <text:p>The prologue of the game "Nime's Travel" has been successfully completed! Thanks for testing!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SPELL_INT_DEFAULT">
            <text:p>SPELL_INT_DEFAULT</text:p>
          </table:table-cell>
          <table:table-cell table:formula="of:=CONCATENATE( [SOUCE.B2];[SOUCE.C2])" office:value-type="string" office:string-value="[color=#ffdef7]Заклинание работает, но ничего не происходит.">
            <text:p>[color=#ffdef7]Заклинание работает, но ничего не происходит.</text:p>
          </table:table-cell>
          <table:table-cell table:formula="of:=CONCATENATE( [SOUCE.B2];[SOUCE.D2])" office:value-type="string" office:string-value="[color=#ffdef7]The spell's working, but nothing's happening.">
            <text:p>[color=#ffdef7]The spell's working, but nothing's happening.</text:p>
          </table:table-cell>
        </table:table-row>
        <table:table-row table:style-name="ro1">
          <table:table-cell table:formula="of:=CONCATENATE( [SOUCE.A3])" office:value-type="string" office:string-value="SPELL_AFFECTED_INT_DEFAULT">
            <text:p>SPELL_AFFECTED_INT_DEFAULT</text:p>
          </table:table-cell>
          <table:table-cell table:formula="of:=CONCATENATE( [SOUCE.B3];[SOUCE.C3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3];[SOUCE.D3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4])" office:value-type="string" office:string-value="WRONG_SPELL_INT_DEFAULT">
            <text:p>WRONG_SPELL_INT_DEFAULT</text:p>
          </table:table-cell>
          <table:table-cell table:formula="of:=CONCATENATE( [SOUCE.B4];[SOUCE.C4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4];[SOUCE.D4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5])" office:value-type="string" office:string-value="WRONG_SPELL_INT_PONY_DEFAULT">
            <text:p>WRONG_SPELL_INT_PONY_DEFAULT</text:p>
          </table:table-cell>
          <table:table-cell table:formula="of:=CONCATENATE( [SOUCE.B5];[SOUCE.C5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5];[SOUCE.D5])" office:value-type="string" office:string-value="[color=#ffdef7]Obviously a bad idea.">
            <text:p>[color=#ffdef7]Obviously a bad idea.</text:p>
          </table:table-cell>
        </table:table-row>
        <table:table-row table:style-name="ro1">
          <table:table-cell table:formula="of:=CONCATENATE( [SOUCE.A6])" office:value-type="string" office:string-value="SG_INT_BLOCKED_DEFAULT">
            <text:p>SG_INT_BLOCKED_DEFAULT</text:p>
          </table:table-cell>
          <table:table-cell table:formula="of:=CONCATENATE( [SOUCE.B6];[SOUCE.C6])" office:value-type="string" office:string-value="[color=#ffdef7]Проход заблокирован, мне не пройти.">
            <text:p>[color=#ffdef7]Проход заблокирован, мне не пройти.</text:p>
          </table:table-cell>
          <table:table-cell table:formula="of:=CONCATENATE( [SOUCE.B6];[SOUCE.D6])" office:value-type="string" office:string-value="[color=#ffdef7]The way is blocked, I can't pass.">
            <text:p>[color=#ffdef7]The way is blocked, I can't pass.</text:p>
          </table:table-cell>
        </table:table-row>
        <table:table-row table:style-name="ro1">
          <table:table-cell table:formula="of:=CONCATENATE( [SOUCE.A7])">
            <text:p/>
          </table:table-cell>
          <table:table-cell table:formula="of:=CONCATENATE( [SOUCE.B7];[SOUCE.C7])">
            <text:p/>
          </table:table-cell>
          <table:table-cell table:formula="of:=CONCATENATE( [SOUCE.B7];[SOUCE.D7])">
            <text:p/>
          </table:table-cell>
        </table:table-row>
        <table:table-row table:style-name="ro1">
          <table:table-cell table:formula="of:=CONCATENATE( [SOUCE.A8])" office:value-type="string" office:string-value="LABEL_BOOKS">
            <text:p>LABEL_BOOKS</text:p>
          </table:table-cell>
          <table:table-cell table:formula="of:=CONCATENATE( [SOUCE.B8];[SOUCE.C8])" office:value-type="string" office:string-value="Книги">
            <text:p>Книги</text:p>
          </table:table-cell>
          <table:table-cell table:formula="of:=CONCATENATE( [SOUCE.B8];[SOUCE.D8])" office:value-type="string" office:string-value="Books">
            <text:p>Books</text:p>
          </table:table-cell>
        </table:table-row>
        <table:table-row table:style-name="ro7">
          <table:table-cell table:formula="of:=CONCATENATE( [SOUCE.A9])" office:value-type="string" office:string-value="INT_BOOKS">
            <text:p>INT_BOOKS</text:p>
          </table:table-cell>
          <table:table-cell table:formula="of:=CONCATENATE( [SOUCE.B9];[SOUCE.C9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9];[SOUCE.D9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10])">
            <text:p/>
          </table:table-cell>
          <table:table-cell table:formula="of:=CONCATENATE( [SOUCE.B10];[SOUCE.C10])">
            <text:p/>
          </table:table-cell>
          <table:table-cell table:formula="of:=CONCATENATE( [SOUCE.B10];[SOUCE.D10])">
            <text:p/>
          </table:table-cell>
        </table:table-row>
        <table:table-row table:style-name="ro1">
          <table:table-cell table:formula="of:=CONCATENATE( [SOUCE.A11])" office:value-type="string" office:string-value="LABEL_ALCHEMIST">
            <text:p>LABEL_ALCHEMIST</text:p>
          </table:table-cell>
          <table:table-cell table:formula="of:=CONCATENATE( [SOUCE.B11];[SOUCE.C11])" office:value-type="string" office:string-value="Алхимик">
            <text:p>Алхимик</text:p>
          </table:table-cell>
          <table:table-cell table:formula="of:=CONCATENATE( [SOUCE.B11];[SOUCE.D11])" office:value-type="string" office:string-value="Alchemist">
            <text:p>Alchemist</text:p>
          </table:table-cell>
        </table:table-row>
        <table:table-row table:style-name="ro1">
          <table:table-cell table:formula="of:=CONCATENATE( [SOUCE.A12])" office:value-type="string" office:string-value="F_INT_ALCHEMIST_1">
            <text:p>F_INT_ALCHEMIST_1</text:p>
          </table:table-cell>
          <table:table-cell table:formula="of:=CONCATENATE( [SOUCE.B12];[SOUCE.C12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12];[SOUCE.D12])" office:value-type="string" office:string-value="[color=#ffdef7]Hi, how's your research going?">
            <text:p>[color=#ffdef7]Hi, how's your research going?</text:p>
          </table:table-cell>
        </table:table-row>
        <table:table-row table:style-name="ro8">
          <table:table-cell table:formula="of:=CONCATENATE( [SOUCE.A13])" office:value-type="string" office:string-value="F_INT_ALCHEMIST_2">
            <text:p>F_INT_ALCHEMIST_2</text:p>
          </table:table-cell>
          <table:table-cell table:formula="of:=CONCATENATE( [SOUCE.B13];[SOUCE.C13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13];[SOUCE.D13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8">
          <table:table-cell table:formula="of:=CONCATENATE( [SOUCE.A14])" office:value-type="string" office:string-value="F_INT_ALCHEMIST_3">
            <text:p>F_INT_ALCHEMIST_3</text:p>
          </table:table-cell>
          <table:table-cell table:formula="of:=CONCATENATE( [SOUCE.B14];[SOUCE.C14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14];[SOUCE.D14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15])" office:value-type="string" office:string-value="INT_ALCHEMIST_1">
            <text:p>INT_ALCHEMIST_1</text:p>
          </table:table-cell>
          <table:table-cell table:formula="of:=CONCATENATE( [SOUCE.B15];[SOUCE.C15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15];[SOUCE.D15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16])" office:value-type="string" office:string-value="INT_ALCHEMIST_2">
            <text:p>INT_ALCHEMIST_2</text:p>
          </table:table-cell>
          <table:table-cell table:formula="of:=CONCATENATE( [SOUCE.B16];[SOUCE.C16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16];[SOUCE.D16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7])">
            <text:p/>
          </table:table-cell>
          <table:table-cell table:formula="of:=CONCATENATE( [SOUCE.B17];[SOUCE.C17])">
            <text:p/>
          </table:table-cell>
          <table:table-cell table:formula="of:=CONCATENATE( [SOUCE.B17];[SOUCE.D17])">
            <text:p/>
          </table:table-cell>
        </table:table-row>
        <table:table-row table:style-name="ro1">
          <table:table-cell table:formula="of:=CONCATENATE( [SOUCE.A18])" office:value-type="string" office:string-value="LABEL_BAKER">
            <text:p>LABEL_BAKER</text:p>
          </table:table-cell>
          <table:table-cell table:formula="of:=CONCATENATE( [SOUCE.B18];[SOUCE.C18])" office:value-type="string" office:string-value="Пекарь">
            <text:p>Пекарь</text:p>
          </table:table-cell>
          <table:table-cell table:formula="of:=CONCATENATE( [SOUCE.B18];[SOUCE.D18])" office:value-type="string" office:string-value="Baker">
            <text:p>Baker</text:p>
          </table:table-cell>
        </table:table-row>
        <table:table-row table:style-name="ro7">
          <table:table-cell table:formula="of:=CONCATENATE( [SOUCE.A19])" office:value-type="string" office:string-value="INT_BAKER">
            <text:p>INT_BAKER</text:p>
          </table:table-cell>
          <table:table-cell table:formula="of:=CONCATENATE( [SOUCE.B19];[SOUCE.C19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9];[SOUCE.D19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20])" office:value-type="string" office:string-value="LABEL_GRAVE">
            <text:p>LABEL_GRAVE</text:p>
          </table:table-cell>
          <table:table-cell table:formula="of:=CONCATENATE( [SOUCE.B20];[SOUCE.C20])" office:value-type="string" office:string-value="Памятник">
            <text:p>Памятник</text:p>
          </table:table-cell>
          <table:table-cell table:formula="of:=CONCATENATE( [SOUCE.B20];[SOUCE.D20])" office:value-type="string" office:string-value="Tombstone">
            <text:p>Tombstone</text:p>
          </table:table-cell>
        </table:table-row>
        <table:table-row table:style-name="ro7">
          <table:table-cell table:formula="of:=CONCATENATE( [SOUCE.A21])" office:value-type="string" office:string-value="INT_GRAVE_1">
            <text:p>INT_GRAVE_1</text:p>
          </table:table-cell>
          <table:table-cell table:formula="of:=CONCATENATE( [SOUCE.B21];[SOUCE.C21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21];[SOUCE.D21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22])" office:value-type="string" office:string-value="INT_GRAVE_2">
            <text:p>INT_GRAVE_2</text:p>
          </table:table-cell>
          <table:table-cell table:formula="of:=CONCATENATE( [SOUCE.B22];[SOUCE.C22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22];[SOUCE.D22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23])">
            <text:p/>
          </table:table-cell>
          <table:table-cell table:formula="of:=CONCATENATE( [SOUCE.B23];[SOUCE.C23])">
            <text:p/>
          </table:table-cell>
          <table:table-cell table:formula="of:=CONCATENATE( [SOUCE.B23];[SOUCE.D23])">
            <text:p/>
          </table:table-cell>
        </table:table-row>
        <table:table-row table:style-name="ro1">
          <table:table-cell table:formula="of:=CONCATENATE( [SOUCE.A24])" office:value-type="string" office:string-value="LABEL_CLOVER_GRAVE">
            <text:p>LABEL_CLOVER_GRAVE</text:p>
          </table:table-cell>
          <table:table-cell table:formula="of:=CONCATENATE( [SOUCE.B24];[SOUCE.C24])" office:value-type="string" office:string-value="Памятник Кловер ">
            <text:p>Памятник Кловер </text:p>
          </table:table-cell>
          <table:table-cell table:formula="of:=CONCATENATE( [SOUCE.B24];[SOUCE.D24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25])" office:value-type="string" office:string-value="INSP_CLOVER_GRAVE">
            <text:p>INSP_CLOVER_GRAVE</text:p>
          </table:table-cell>
          <table:table-cell table:formula="of:=CONCATENATE( [SOUCE.B25];[SOUCE.C25])" office:value-type="string" office:string-value="Кловер Премудрая, юникорн">
            <text:p>Кловер Премудрая, юникорн</text:p>
          </table:table-cell>
          <table:table-cell table:formula="of:=CONCATENATE( [SOUCE.B25];[SOUCE.D25])" office:value-type="string" office:string-value="Clover the Clever, Unicorn">
            <text:p>Clover the Clever, Unicorn</text:p>
          </table:table-cell>
        </table:table-row>
        <table:table-row table:style-name="ro7">
          <table:table-cell table:formula="of:=CONCATENATE( [SOUCE.A26])" office:value-type="string" office:string-value="INT_CLOVER_GRAVE">
            <text:p>INT_CLOVER_GRAVE</text:p>
          </table:table-cell>
          <table:table-cell table:formula="of:=CONCATENATE( [SOUCE.B26];[SOUCE.C2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26];[SOUCE.D2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27])" office:value-type="string" office:string-value="INT_CLOVER_GRAVE_POST">
            <text:p>INT_CLOVER_GRAVE_POST</text:p>
          </table:table-cell>
          <table:table-cell table:formula="of:=CONCATENATE( [SOUCE.B27];[SOUCE.C27])" office:value-type="string" office:string-value="[color=#ffdef7]Надеюсь, я ещё её увижу.">
            <text:p>[color=#ffdef7]Надеюсь, я ещё её увижу.</text:p>
          </table:table-cell>
          <table:table-cell table:formula="of:=CONCATENATE( [SOUCE.B27];[SOUCE.D27])" office:value-type="string" office:string-value="[color=#ffdef7]I hope I'll see her again.">
            <text:p>[color=#ffdef7]I hope I'll see her again.</text:p>
          </table:table-cell>
        </table:table-row>
        <table:table-row table:style-name="ro7">
          <table:table-cell table:formula="of:=CONCATENATE( [SOUCE.A28])" office:value-type="string" office:string-value="INT_CLOVER_1">
            <text:p>INT_CLOVER_1</text:p>
          </table:table-cell>
          <table:table-cell table:formula="of:=CONCATENATE( [SOUCE.B28];[SOUCE.C28])" office:value-type="string" office:string-value="[color=#ffdef7]Мне не хватает вас, учитель.&#10;Даже не магии - просто совета.">
            <text:p>[color=#ffdef7]Мне не хватает вас, учитель.<text:line-break/>Даже не магии - просто совета.</text:p>
          </table:table-cell>
          <table:table-cell table:formula="of:=CONCATENATE( [SOUCE.B28];[SOUCE.D28])" office:value-type="string" office:string-value="[color=#ffdef7]I miss you, Teacher.&#10;Not even your magic - just advice.">
            <text:p>[color=#ffdef7]I miss you, Teacher.<text:line-break/>Not even your magic - just advice.</text:p>
          </table:table-cell>
        </table:table-row>
        <table:table-row table:style-name="ro7">
          <table:table-cell table:formula="of:=CONCATENATE( [SOUCE.A29])" office:value-type="string" office:string-value="INT_CLOVER_2">
            <text:p>INT_CLOVER_2</text:p>
          </table:table-cell>
          <table:table-cell table:formula="of:=CONCATENATE( [SOUCE.B29];[SOUCE.C29])" office:value-type="string" office:string-value="[color=#71c837]Я предвидела подобный поворот.&#10;Ты справишься.">
            <text:p>[color=#71c837]Я предвидела подобный поворот.<text:line-break/>Ты справишься.</text:p>
          </table:table-cell>
          <table:table-cell table:formula="of:=CONCATENATE( [SOUCE.B29];[SOUCE.D29])" office:value-type="string" office:string-value="[color=#71c837]I foresaw this twist.&#10;You can conquer it.">
            <text:p>[color=#71c837]I foresaw this twist.<text:line-break/>You can conquer it.</text:p>
          </table:table-cell>
        </table:table-row>
        <table:table-row table:style-name="ro1">
          <table:table-cell table:formula="of:=CONCATENATE( [SOUCE.A30])" office:value-type="string" office:string-value="INT_CLOVER_3">
            <text:p>INT_CLOVER_3</text:p>
          </table:table-cell>
          <table:table-cell table:formula="of:=CONCATENATE( [SOUCE.B30];[SOUCE.C30])" office:value-type="string" office:string-value="[color=#ffdef7]Учитель? Как это возможно?">
            <text:p>[color=#ffdef7]Учитель? Как это возможно?</text:p>
          </table:table-cell>
          <table:table-cell table:formula="of:=CONCATENATE( [SOUCE.B30];[SOUCE.D30])" office:value-type="string" office:string-value="[color=#ffdef7]Teacher? How is this possible?">
            <text:p>[color=#ffdef7]Teacher? How is this possible?</text:p>
          </table:table-cell>
        </table:table-row>
        <table:table-row table:style-name="ro1">
          <table:table-cell table:formula="of:=CONCATENATE( [SOUCE.A31])" office:value-type="string" office:string-value="INT_CLOVER_4">
            <text:p>INT_CLOVER_4</text:p>
          </table:table-cell>
          <table:table-cell table:formula="of:=CONCATENATE( [SOUCE.B31];[SOUCE.C31])" office:value-type="string" office:string-value="[color=#71c837]Единороги высшего уровня не исчезают сразу и бесследно. Я стану частью той силы, которую использовала, когда...">
            <text:p>[color=#71c837]Единороги высшего уровня не исчезают сразу и бесследно. Я стану частью той силы, которую использовала, когда...</text:p>
          </table:table-cell>
          <table:table-cell table:formula="of:=CONCATENATE( [SOUCE.B31];[SOUCE.D31])" office:value-type="string" office:string-value="[color=#71c837]Unicorns of the highest level do not disappear immediately and without a trace. I will become a part of the force that I used when...">
            <text:p>[color=#71c837]Unicorns of the highest level do not disappear immediately and without a trace. I will become a part of the force that I used when...</text:p>
          </table:table-cell>
        </table:table-row>
        <table:table-row table:style-name="ro7">
          <table:table-cell table:formula="of:=CONCATENATE( [SOUCE.A32])" office:value-type="string" office:string-value="INT_CLOVER_5">
            <text:p>INT_CLOVER_5</text:p>
          </table:table-cell>
          <table:table-cell table:formula="of:=CONCATENATE( [SOUCE.B32];[SOUCE.C32])" office:value-type="string" office:string-value="[color=#ffdef7]Жаль, я не такой единорог. Меня пытаются задержать стражники, а я за два года даже булку у пекаря ни разу не украла.">
            <text:p>[color=#ffdef7]Жаль, я не такой единорог. Меня пытаются задержать стражники, а я за два года даже булку у пекаря ни разу не украла.</text:p>
          </table:table-cell>
          <table:table-cell table:formula="of:=CONCATENATE( [SOUCE.B32];[SOUCE.D32])" office:value-type="string" office:string-value="[color=#ffdef7]I wish I was that kind of unicorn.&#10;The guards are trying to detain me, and in two years I have never even stolen a loaf from a baker.">
            <text:p>[color=#ffdef7]I wish I was that kind of unicorn.<text:line-break/>The guards are trying to detain me, and in two years I have never even stolen a loaf from a baker.</text:p>
          </table:table-cell>
        </table:table-row>
        <table:table-row table:style-name="ro1">
          <table:table-cell table:formula="of:=CONCATENATE( [SOUCE.A33])" office:value-type="string" office:string-value="INT_CLOVER_6">
            <text:p>INT_CLOVER_6</text:p>
          </table:table-cell>
          <table:table-cell table:formula="of:=CONCATENATE( [SOUCE.B33];[SOUCE.C33])" office:value-type="string" office:string-value="[color=#71c837]Принцесса Селестия сильна, но её склонность к быстрым решениям может пугать. Я попробую выяснить, в чём дело.">
            <text:p>[color=#71c837]Принцесса Селестия сильна, но её склонность к быстрым решениям может пугать. Я попробую выяснить, в чём дело.</text:p>
          </table:table-cell>
          <table:table-cell table:formula="of:=CONCATENATE( [SOUCE.B33];[SOUCE.D33])" office:value-type="string" office:string-value="[color=#71c837]Princess Celestia is powerfull, but her penchant for quick decisions can be intimidating. I'll try to figure out what's the matter.">
            <text:p>[color=#71c837]Princess Celestia is powerfull, but her penchant for quick decisions can be intimidating. I'll try to figure out what's the matter.</text:p>
          </table:table-cell>
        </table:table-row>
        <table:table-row table:style-name="ro1">
          <table:table-cell table:formula="of:=CONCATENATE( [SOUCE.A34])" office:value-type="string" office:string-value="INT_CLOVER_7">
            <text:p>INT_CLOVER_7</text:p>
          </table:table-cell>
          <table:table-cell table:formula="of:=CONCATENATE( [SOUCE.B34];[SOUCE.C34])" office:value-type="string" office:string-value="[color=#ffdef7]Как мне быть, Кловер?">
            <text:p>[color=#ffdef7]Как мне быть, Кловер?</text:p>
          </table:table-cell>
          <table:table-cell table:formula="of:=CONCATENATE( [SOUCE.B34];[SOUCE.D34])" office:value-type="string" office:string-value="[color=#ffdef7]What should I do, Clover?">
            <text:p>[color=#ffdef7]What should I do, Clover?</text:p>
          </table:table-cell>
        </table:table-row>
        <table:table-row table:style-name="ro7">
          <table:table-cell table:formula="of:=CONCATENATE( [SOUCE.A35])" office:value-type="string" office:string-value="INT_CLOVER_8">
            <text:p>INT_CLOVER_8</text:p>
          </table:table-cell>
          <table:table-cell table:formula="of:=CONCATENATE( [SOUCE.B35];[SOUCE.C35])" office:value-type="string" office:string-value="[color=#71c837]Для начала - продолжить обучение.&#10;Сосредоточься на магии внутри тебя, и уже через минуту сможешь использовать новые заклинания.">
            <text:p>[color=#71c837]Для начала - продолжить обучение.<text:line-break/>Сосредоточься на магии внутри тебя, и уже через минуту сможешь использовать новые заклинания.</text:p>
          </table:table-cell>
          <table:table-cell table:formula="of:=CONCATENATE( [SOUCE.B35];[SOUCE.D35])" office:value-type="string" office:string-value="[color=#71c837]To begin with - continue training.&#10;Focus on the magic inside you, and in a minute you will be able to use new spells.">
            <text:p>[color=#71c837]To begin with - continue training.<text:line-break/>Focus on the magic inside you, and in a minute you will be able to use new spells.</text:p>
          </table:table-cell>
        </table:table-row>
        <table:table-row table:style-name="ro7">
          <table:table-cell table:formula="of:=CONCATENATE( [SOUCE.A36])" office:value-type="string" office:string-value="INT_CLOVER_9">
            <text:p>INT_CLOVER_9</text:p>
          </table:table-cell>
          <table:table-cell table:formula="of:=CONCATENATE( [SOUCE.B36];[SOUCE.C36])" office:value-type="string" office:string-value="[color=#ffdef7]Хотя бы так.&#10;По крайней мере, мне действительно теперь доступен следующий уровень.">
            <text:p>[color=#ffdef7]Хотя бы так.<text:line-break/>По крайней мере, мне действительно теперь доступен следующий уровень.</text:p>
          </table:table-cell>
          <table:table-cell table:formula="of:=CONCATENATE( [SOUCE.B36];[SOUCE.D36])" office:value-type="string" office:string-value="[color=#ffdef7]At least so.&#10;The next level is really available to me now.">
            <text:p>[color=#ffdef7]At least so.<text:line-break/>The next level is really available to me now.</text:p>
          </table:table-cell>
        </table:table-row>
        <table:table-row table:style-name="ro1">
          <table:table-cell table:formula="of:=CONCATENATE( [SOUCE.A37])">
            <text:p/>
          </table:table-cell>
          <table:table-cell table:formula="of:=CONCATENATE( [SOUCE.B37];[SOUCE.C37])">
            <text:p/>
          </table:table-cell>
          <table:table-cell table:formula="of:=CONCATENATE( [SOUCE.B37];[SOUCE.D37])">
            <text:p/>
          </table:table-cell>
        </table:table-row>
        <table:table-row table:style-name="ro1">
          <table:table-cell table:formula="of:=CONCATENATE( [SOUCE.A38])" office:value-type="string" office:string-value="LABEL_FLASK">
            <text:p>LABEL_FLASK</text:p>
          </table:table-cell>
          <table:table-cell table:formula="of:=CONCATENATE( [SOUCE.B38];[SOUCE.C38])" office:value-type="string" office:string-value="Колба">
            <text:p>Колба</text:p>
          </table:table-cell>
          <table:table-cell table:formula="of:=CONCATENATE( [SOUCE.B38];[SOUCE.D38])" office:value-type="string" office:string-value="Flask">
            <text:p>Flask</text:p>
          </table:table-cell>
        </table:table-row>
        <table:table-row table:style-name="ro9">
          <table:table-cell table:formula="of:=CONCATENATE( [SOUCE.A39])" office:value-type="string" office:string-value="FSPELL_FLASK">
            <text:p>FSPELL_FLASK</text:p>
          </table:table-cell>
          <table:table-cell table:formula="of:=CONCATENATE( [SOUCE.B39];[SOUCE.C39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39];[SOUCE.D39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8">
          <table:table-cell table:formula="of:=CONCATENATE( [SOUCE.A40])" office:value-type="string" office:string-value="BSPELL_FLASK">
            <text:p>BSPELL_FLASK</text:p>
          </table:table-cell>
          <table:table-cell table:formula="of:=CONCATENATE( [SOUCE.B40];[SOUCE.C40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40];[SOUCE.D40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41])" office:value-type="string" office:string-value="FSPELL_AFFECTED_FLASK">
            <text:p>FSPELL_AFFECTED_FLASK</text:p>
          </table:table-cell>
          <table:table-cell table:formula="of:=CONCATENATE( [SOUCE.B41];[SOUCE.C41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41];[SOUCE.D41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42])" office:value-type="string" office:string-value="BSPELL_AFFECTED_FLASK">
            <text:p>BSPELL_AFFECTED_FLASK</text:p>
          </table:table-cell>
          <table:table-cell table:formula="of:=CONCATENATE( [SOUCE.B42];[SOUCE.C42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42];[SOUCE.D42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table:formula="of:=CONCATENATE( [SOUCE.A43])">
            <text:p/>
          </table:table-cell>
          <table:table-cell table:formula="of:=CONCATENATE( [SOUCE.B43];[SOUCE.C43])">
            <text:p/>
          </table:table-cell>
          <table:table-cell table:formula="of:=CONCATENATE( [SOUCE.B43];[SOUCE.D43])">
            <text:p/>
          </table:table-cell>
        </table:table-row>
        <table:table-row table:style-name="ro1">
          <table:table-cell table:formula="of:=CONCATENATE( [SOUCE.A44])" office:value-type="string" office:string-value="LABEL_STOVE">
            <text:p>LABEL_STOVE</text:p>
          </table:table-cell>
          <table:table-cell table:formula="of:=CONCATENATE( [SOUCE.B44];[SOUCE.C44])" office:value-type="string" office:string-value="Огонь">
            <text:p>Огонь</text:p>
          </table:table-cell>
          <table:table-cell table:formula="of:=CONCATENATE( [SOUCE.B44];[SOUCE.D44])" office:value-type="string" office:string-value="Fire">
            <text:p>Fire</text:p>
          </table:table-cell>
        </table:table-row>
        <table:table-row table:style-name="ro1">
          <table:table-cell table:formula="of:=CONCATENATE( [SOUCE.A45])" office:value-type="string" office:string-value="SPELL_INT_STOVE_1">
            <text:p>SPELL_INT_STOVE_1</text:p>
          </table:table-cell>
          <table:table-cell table:formula="of:=CONCATENATE( [SOUCE.B45];[SOUCE.C45])" office:value-type="string" office:string-value="[color=#ffdef7]Это магия огня! ">
            <text:p>[color=#ffdef7]Это магия огня! </text:p>
          </table:table-cell>
          <table:table-cell table:formula="of:=CONCATENATE( [SOUCE.B45];[SOUCE.D45])" office:value-type="string" office:string-value="[color=#ffdef7]It's fire magic!">
            <text:p>[color=#ffdef7]It's fire magic!</text:p>
          </table:table-cell>
        </table:table-row>
        <table:table-row table:style-name="ro1">
          <table:table-cell table:formula="of:=CONCATENATE( [SOUCE.A46])" office:value-type="string" office:string-value="SPELL_INT_STOVE_2">
            <text:p>SPELL_INT_STOVE_2</text:p>
          </table:table-cell>
          <table:table-cell table:formula="of:=CONCATENATE( [SOUCE.B46];[SOUCE.C46])" office:value-type="string" office:string-value="[color=#ffdef7]Я могу её запомнить, но слишком слаба, чтобы воспроизвести. ">
            <text:p>[color=#ffdef7]Я могу её запомнить, но слишком слаба, чтобы воспроизвести. </text:p>
          </table:table-cell>
          <table:table-cell table:formula="of:=CONCATENATE( [SOUCE.B46];[SOUCE.D46])" office:value-type="string" office:string-value="[color=#ffdef7]I can memorize it, yet I'm too weak to use it.">
            <text:p>[color=#ffdef7]I can memorize it, yet I'm too weak to use it.</text:p>
          </table:table-cell>
        </table:table-row>
        <table:table-row table:style-name="ro1">
          <table:table-cell table:formula="of:=CONCATENATE( [SOUCE.A47])">
            <text:p/>
          </table:table-cell>
          <table:table-cell table:formula="of:=CONCATENATE( [SOUCE.B47];[SOUCE.C47])">
            <text:p/>
          </table:table-cell>
          <table:table-cell table:formula="of:=CONCATENATE( [SOUCE.B47];[SOUCE.D47])">
            <text:p/>
          </table:table-cell>
        </table:table-row>
        <table:table-row table:style-name="ro1">
          <table:table-cell table:formula="of:=CONCATENATE( [SOUCE.A48])" office:value-type="string" office:string-value="LABEL_GUARDS">
            <text:p>LABEL_GUARDS</text:p>
          </table:table-cell>
          <table:table-cell table:formula="of:=CONCATENATE( [SOUCE.B48];[SOUCE.C48])" office:value-type="string" office:string-value="Стражники">
            <text:p>Стражники</text:p>
          </table:table-cell>
          <table:table-cell table:formula="of:=CONCATENATE( [SOUCE.B48];[SOUCE.D48])" office:value-type="string" office:string-value="Guards">
            <text:p>Guards</text:p>
          </table:table-cell>
        </table:table-row>
        <table:table-row table:style-name="ro1">
          <table:table-cell table:formula="of:=CONCATENATE( [SOUCE.A49])" office:value-type="string" office:string-value="F_INT_GUARDS_1">
            <text:p>F_INT_GUARDS_1</text:p>
          </table:table-cell>
          <table:table-cell table:formula="of:=CONCATENATE( [SOUCE.B49];[SOUCE.C49])" office:value-type="string" office:string-value="[color=#ececec]Именем Принцессы Селестии, вы задержаны и должны проследовать с нами. ">
            <text:p>[color=#ececec]Именем Принцессы Селестии, вы задержаны и должны проследовать с нами. </text:p>
          </table:table-cell>
          <table:table-cell table:formula="of:=CONCATENATE( [SOUCE.B49];[SOUCE.D49])" office:value-type="string" office:string-value="[color=#ececec]In the name of Princess Celestia, you are detained and must come with us.">
            <text:p>[color=#ececec]In the name of Princess Celestia, you are detained and must come with us.</text:p>
          </table:table-cell>
        </table:table-row>
        <table:table-row table:style-name="ro1">
          <table:table-cell table:formula="of:=CONCATENATE( [SOUCE.A50])" office:value-type="string" office:string-value="F_INT_GUARDS_2">
            <text:p>F_INT_GUARDS_2</text:p>
          </table:table-cell>
          <table:table-cell table:formula="of:=CONCATENATE( [SOUCE.B50];[SOUCE.C50])" office:value-type="string" office:string-value="[color=#ffdef7]Очень смешно. Я два года не покидала эту деревню. И вообще не подданная принцессы.">
            <text:p>[color=#ffdef7]Очень смешно. Я два года не покидала эту деревню. И вообще не подданная принцессы.</text:p>
          </table:table-cell>
          <table:table-cell table:formula="of:=CONCATENATE( [SOUCE.B50];[SOUCE.D50])" office:value-type="string" office:string-value="[color=#ffdef7]Very funny. I haven't left this village for two years. And not a subject of the princess at all.">
            <text:p>[color=#ffdef7]Very funny. I haven't left this village for two years. And not a subject of the princess at all.</text:p>
          </table:table-cell>
        </table:table-row>
        <table:table-row table:style-name="ro1">
          <table:table-cell table:formula="of:=CONCATENATE( [SOUCE.A51])" office:value-type="string" office:string-value="F_INT_GUARDS_3">
            <text:p>F_INT_GUARDS_3</text:p>
          </table:table-cell>
          <table:table-cell table:formula="of:=CONCATENATE( [SOUCE.B51];[SOUCE.C51])" office:value-type="string" office:string-value="[color=#ececec]Теперь уже подданная, вы на территории  Эквестрии. Идите за нами и без глупостей. ">
            <text:p>[color=#ececec]Теперь уже подданная, вы на территории <text:s/>Эквестрии. Идите за нами и без глупостей. </text:p>
          </table:table-cell>
          <table:table-cell table:formula="of:=CONCATENATE( [SOUCE.B51];[SOUCE.D51])" office:value-type="string" office:string-value="[color=#ececec]Now already a subject, you are on the territory of Equestria. Follow us and don't do anything stupid.">
            <text:p>[color=#ececec]Now already a subject, you are on the territory of Equestria. Follow us and don't do anything stupid.</text:p>
          </table:table-cell>
        </table:table-row>
        <table:table-row table:style-name="ro1">
          <table:table-cell table:formula="of:=CONCATENATE( [SOUCE.A52])" office:value-type="string" office:string-value="F_INT_GUARDS_4">
            <text:p>F_INT_GUARDS_4</text:p>
          </table:table-cell>
          <table:table-cell table:formula="of:=CONCATENATE( [SOUCE.B52];[SOUCE.C52])" office:value-type="string" office:string-value="[color=#ffdef7]Нет, так не годится. Я никуда не пойду, пока не получу объяснений.">
            <text:p>[color=#ffdef7]Нет, так не годится. Я никуда не пойду, пока не получу объяснений.</text:p>
          </table:table-cell>
          <table:table-cell table:formula="of:=CONCATENATE( [SOUCE.B52];[SOUCE.D52])" office:value-type="string" office:string-value="[color=#ffdef7]No, that won't do. I'm not going anywhere untilI I get an explanation.">
            <text:p>[color=#ffdef7]No, that won't do. I'm not going anywhere untilI I get an explanation.</text:p>
          </table:table-cell>
        </table:table-row>
        <table:table-row table:style-name="ro1">
          <table:table-cell table:formula="of:=CONCATENATE( [SOUCE.A53])" office:value-type="string" office:string-value="F_INT_GUARDS_5">
            <text:p>F_INT_GUARDS_5</text:p>
          </table:table-cell>
          <table:table-cell table:formula="of:=CONCATENATE( [SOUCE.B53];[SOUCE.C53])" office:value-type="string" office:string-value="[color=#7b7b7b]Приказы Принцессы не обсуждаются. Собирайтесь и уходим. ">
            <text:p>[color=#7b7b7b]Приказы Принцессы не обсуждаются. Собирайтесь и уходим. </text:p>
          </table:table-cell>
          <table:table-cell table:formula="of:=CONCATENATE( [SOUCE.B53];[SOUCE.D53])" office:value-type="string" office:string-value="[color=#7b7b7b]The orders of the Princess are not discussed.\nGet ready and follow us.">
            <text:p>[color=#7b7b7b]The orders of the Princess are not discussed.\nGet ready and follow us.</text:p>
          </table:table-cell>
        </table:table-row>
        <table:table-row table:style-name="ro1">
          <table:table-cell table:formula="of:=CONCATENATE( [SOUCE.A54])" office:value-type="string" office:string-value="INT_GUARDS_1">
            <text:p>INT_GUARDS_1</text:p>
          </table:table-cell>
          <table:table-cell table:formula="of:=CONCATENATE( [SOUCE.B54];[SOUCE.C54])" office:value-type="string" office:string-value="[color=#ffdef7]Может, всё же расскажете, в чём моя вина?">
            <text:p>[color=#ffdef7]Может, всё же расскажете, в чём моя вина?</text:p>
          </table:table-cell>
          <table:table-cell table:formula="of:=CONCATENATE( [SOUCE.B54];[SOUCE.D54])" office:value-type="string" office:string-value="[color=#ffdef7]Can you tell me what my fault is?">
            <text:p>[color=#ffdef7]Can you tell me what my fault is?</text:p>
          </table:table-cell>
        </table:table-row>
        <table:table-row table:style-name="ro1">
          <table:table-cell table:formula="of:=CONCATENATE( [SOUCE.A55])" office:value-type="string" office:string-value="INT_GUARDS_2">
            <text:p>INT_GUARDS_2</text:p>
          </table:table-cell>
          <table:table-cell table:formula="of:=CONCATENATE( [SOUCE.B55];[SOUCE.C55])" office:value-type="string" office:string-value="[color=#ececec]Не спорьте и собирайтесь быстрее.\nПринцесса ждёт вас в замке.">
            <text:p>[color=#ececec]Не спорьте и собирайтесь быстрее.\nПринцесса ждёт вас в замке.</text:p>
          </table:table-cell>
          <table:table-cell table:formula="of:=CONCATENATE( [SOUCE.B55];[SOUCE.D55])" office:value-type="string" office:string-value="[color=#ececec]Don't argue and get ready faster. The princess is waiting for you in the castle.">
            <text:p>[color=#ececec]Don't argue and get ready faster. The princess is waiting for you in the castle.</text:p>
          </table:table-cell>
        </table:table-row>
        <table:table-row table:style-name="ro1">
          <table:table-cell table:formula="of:=CONCATENATE( [SOUCE.A56])" office:value-type="string" office:string-value="FSPELL_INT_GUARDS_1">
            <text:p>FSPELL_INT_GUARDS_1</text:p>
          </table:table-cell>
          <table:table-cell table:formula="of:=CONCATENATE( [SOUCE.B56];[SOUCE.C56])" office:value-type="string" office:string-value="[color=#ffdef7]Это даст мне время. Пора убираться отсюда. ">
            <text:p>[color=#ffdef7]Это даст мне время. Пора убираться отсюда. </text:p>
          </table:table-cell>
          <table:table-cell table:formula="of:=CONCATENATE( [SOUCE.B56];[SOUCE.D56])" office:value-type="string" office:string-value="[color=#ffdef7]It will give me chance. It's time to get out of here.">
            <text:p>[color=#ffdef7]It will give me chance. It's time to get out of here.</text:p>
          </table:table-cell>
        </table:table-row>
        <table:table-row table:style-name="ro1">
          <table:table-cell table:formula="of:=CONCATENATE( [SOUCE.A57])" office:value-type="string" office:string-value="FSPELL_INT_GUARDS_2">
            <text:p>FSPELL_INT_GUARDS_2</text:p>
          </table:table-cell>
          <table:table-cell table:formula="of:=CONCATENATE( [SOUCE.B57];[SOUCE.C57])" office:value-type="string" office:string-value="[color=#ececec]Негодница! Немедленно отпусти нас! ">
            <text:p>[color=#ececec]Негодница! Немедленно отпусти нас! </text:p>
          </table:table-cell>
          <table:table-cell table:formula="of:=CONCATENATE( [SOUCE.B57];[SOUCE.D57])" office:value-type="string" office:string-value="[color=#ececec]The wretch! Move us to the ground immediately!">
            <text:p>[color=#ececec]The wretch! Move us to the ground immediately!</text:p>
          </table:table-cell>
        </table:table-row>
        <table:table-row table:style-name="ro1">
          <table:table-cell table:formula="of:=CONCATENATE( [SOUCE.A58])" office:value-type="string" office:string-value="FSPELL_INT_GUARDS_3">
            <text:p>FSPELL_INT_GUARDS_3</text:p>
          </table:table-cell>
          <table:table-cell table:formula="of:=CONCATENATE( [SOUCE.B58];[SOUCE.C58])" office:value-type="string" office:string-value="[color=#ffdef7]Извините, парни, но я не хочу быть задержаной ни за что. ">
            <text:p>[color=#ffdef7]Извините, парни, но я не хочу быть задержаной ни за что. </text:p>
          </table:table-cell>
          <table:table-cell table:formula="of:=CONCATENATE( [SOUCE.B58];[SOUCE.D58])" office:value-type="string" office:string-value="[color=#ffdef7]Sorry, guys, but I don't want to be detained without reason.">
            <text:p>[color=#ffdef7]Sorry, guys, but I don't want to be detained without reason.</text:p>
          </table:table-cell>
        </table:table-row>
        <table:table-row table:style-name="ro1">
          <table:table-cell table:formula="of:=CONCATENATE( [SOUCE.A59])" office:value-type="string" office:string-value="AFTER_SPELL_INT_GUARDS">
            <text:p>AFTER_SPELL_INT_GUARDS</text:p>
          </table:table-cell>
          <table:table-cell table:formula="of:=CONCATENATE( [SOUCE.B59];[SOUCE.C59])" office:value-type="string" office:string-value="[color=#ffdef7]Не о чем с ними сейчас разговаривать. ">
            <text:p>[color=#ffdef7]Не о чем с ними сейчас разговаривать. </text:p>
          </table:table-cell>
          <table:table-cell table:formula="of:=CONCATENATE( [SOUCE.B59];[SOUCE.D59])" office:value-type="string" office:string-value="[color=#ffdef7]There's nothing to talk to them about right now.">
            <text:p>[color=#ffdef7]There's nothing to talk to them about right now.</text:p>
          </table:table-cell>
        </table:table-row>
        <table:table-row table:style-name="ro1">
          <table:table-cell table:formula="of:=CONCATENATE( [SOUCE.A60])" office:value-type="string" office:string-value="BSPELL_INT_GUARDS">
            <text:p>BSPELL_INT_GUARDS</text:p>
          </table:table-cell>
          <table:table-cell table:formula="of:=CONCATENATE( [SOUCE.B60];[SOUCE.C60])" office:value-type="string" office:string-value="[color=#ffdef7]Пусть лучше повисят в воздухе. ">
            <text:p>[color=#ffdef7]Пусть лучше повисят в воздухе. </text:p>
          </table:table-cell>
          <table:table-cell table:formula="of:=CONCATENATE( [SOUCE.B60];[SOUCE.D60])" office:value-type="string" office:string-value="[color=#ffdef7]Let them hang in the air better.">
            <text:p>[color=#ffdef7]Let them hang in the air better.</text:p>
          </table:table-cell>
        </table:table-row>
        <table:table-row table:style-name="ro1">
          <table:table-cell table:formula="of:=CONCATENATE( [SOUCE.A61])" office:value-type="string" office:string-value="SG_INT_BLOCKED_GUARDS">
            <text:p>SG_INT_BLOCKED_GUARDS</text:p>
          </table:table-cell>
          <table:table-cell table:formula="of:=CONCATENATE( [SOUCE.B61];[SOUCE.C61])" office:value-type="string" office:string-value="[color=#ececec]Стоять на месте! ">
            <text:p>[color=#ececec]Стоять на месте! </text:p>
          </table:table-cell>
          <table:table-cell table:formula="of:=CONCATENATE( [SOUCE.B61];[SOUCE.D61])" office:value-type="string" office:string-value="[color=#ececec]Stop right there!">
            <text:p>[color=#ececec]Stop right there!</text:p>
          </table:table-cell>
        </table:table-row>
        <table:table-row table:style-name="ro1">
          <table:table-cell table:formula="of:=CONCATENATE( [SOUCE.A62])">
            <text:p/>
          </table:table-cell>
          <table:table-cell table:formula="of:=CONCATENATE( [SOUCE.B62];[SOUCE.C62])">
            <text:p/>
          </table:table-cell>
          <table:table-cell table:formula="of:=CONCATENATE( [SOUCE.B62];[SOUCE.D62])">
            <text:p/>
          </table:table-cell>
        </table:table-row>
        <table:table-row table:style-name="ro1">
          <table:table-cell table:formula="of:=CONCATENATE( [SOUCE.A63])" office:value-type="string" office:string-value="SG_INT_BLOCKED_GUARDS_ARE_THERE">
            <text:p>SG_INT_BLOCKED_GUARDS_ARE_THERE</text:p>
          </table:table-cell>
          <table:table-cell table:formula="of:=CONCATENATE( [SOUCE.B63];[SOUCE.C63])" office:value-type="string" office:string-value="[color=#ffdef7]Не стоит возвращаться туда, где уже есть стража. ">
            <text:p>[color=#ffdef7]Не стоит возвращаться туда, где уже есть стража. </text:p>
          </table:table-cell>
          <table:table-cell table:formula="of:=CONCATENATE( [SOUCE.B63];[SOUCE.D63])" office:value-type="string" office:string-value="[color=#ffdef7]It's not good going back to where are guards already.">
            <text:p>[color=#ffdef7]It's not good going back to where are guards already.</text:p>
          </table:table-cell>
        </table:table-row>
        <table:table-row table:style-name="ro1">
          <table:table-cell table:formula="of:=CONCATENATE( [SOUCE.A64])" office:value-type="string" office:string-value="SG_INT_BLOCKED_MUST_LEAVE_VILLAGE">
            <text:p>SG_INT_BLOCKED_MUST_LEAVE_VILLAGE</text:p>
          </table:table-cell>
          <table:table-cell table:formula="of:=CONCATENATE( [SOUCE.B64];[SOUCE.C64])" office:value-type="string" office:string-value="[color=#ffdef7]Мне лучше уйти подальше от деревни. ">
            <text:p>[color=#ffdef7]Мне лучше уйти подальше от деревни. </text:p>
          </table:table-cell>
          <table:table-cell table:formula="of:=CONCATENATE( [SOUCE.B64];[SOUCE.D64])" office:value-type="string" office:string-value="[color=#ffdef7]I'd better get away from the village.">
            <text:p>[color=#ffdef7]I'd better get away from the village.</text:p>
          </table:table-cell>
        </table:table-row>
        <table:table-row table:style-name="ro1">
          <table:table-cell table:formula="of:=CONCATENATE( [SOUCE.A66])" office:value-type="string" office:string-value="LABEL_BUSH">
            <text:p>LABEL_BUSH</text:p>
          </table:table-cell>
          <table:table-cell table:formula="of:=CONCATENATE( [SOUCE.B66];[SOUCE.C66])" office:value-type="string" office:string-value="Колючий куст">
            <text:p>Колючий куст</text:p>
          </table:table-cell>
          <table:table-cell table:formula="of:=CONCATENATE( [SOUCE.B66];[SOUCE.D66])" office:value-type="string" office:string-value="Prickly bush">
            <text:p>Prickly bush</text:p>
          </table:table-cell>
        </table:table-row>
        <table:table-row table:style-name="ro1">
          <table:table-cell table:formula="of:=CONCATENATE( [SOUCE.A67])" office:value-type="string" office:string-value="F_INT_BUSH">
            <text:p>F_INT_BUSH</text:p>
          </table:table-cell>
          <table:table-cell table:formula="of:=CONCATENATE( [SOUCE.B67];[SOUCE.C67])" office:value-type="string" office:string-value="[color=#ffdef7]Если бы я только могла пройти через лес, как-то избавиться от куста...">
            <text:p>[color=#ffdef7]Если бы я только могла пройти через лес, как-то избавиться от куста...</text:p>
          </table:table-cell>
          <table:table-cell table:formula="of:=CONCATENATE( [SOUCE.B67];[SOUCE.D67])" office:value-type="string" office:string-value="[color=#ffdef7]If only I could pass through the forest, somehow get rid of the bush...">
            <text:p>[color=#ffdef7]If only I could pass through the forest, somehow get rid of the bush...</text:p>
          </table:table-cell>
        </table:table-row>
        <table:table-row table:style-name="ro1">
          <table:table-cell table:formula="of:=CONCATENATE( [SOUCE.A68])" office:value-type="string" office:string-value="INT_BUSH">
            <text:p>INT_BUSH</text:p>
          </table:table-cell>
          <table:table-cell table:formula="of:=CONCATENATE( [SOUCE.B68];[SOUCE.C68])" office:value-type="string" office:string-value="[color=#ffdef7]Дорога заросла колючим кустарником.">
            <text:p>[color=#ffdef7]Дорога заросла колючим кустарником.</text:p>
          </table:table-cell>
          <table:table-cell table:formula="of:=CONCATENATE( [SOUCE.B68];[SOUCE.D68])" office:value-type="string" office:string-value="[color=#ffdef7]The road is overgrown with prickly bush.">
            <text:p>[color=#ffdef7]The road is overgrown with prickly bush.</text:p>
          </table:table-cell>
        </table:table-row>
        <table:table-row table:style-name="ro1">
          <table:table-cell table:formula="of:=CONCATENATE( [SOUCE.A69])" office:value-type="string" office:string-value="SPELL_INT_BUSH">
            <text:p>SPELL_INT_BUSH</text:p>
          </table:table-cell>
          <table:table-cell table:formula="of:=CONCATENATE( [SOUCE.B69];[SOUCE.C69])" office:value-type="string" office:string-value="[color=#ffdef7]Путь свободен, теперь пора убираться отсюда, пока не нагрянула новая стража.">
            <text:p>[color=#ffdef7]Путь свободен, теперь пора убираться отсюда, пока не нагрянула новая стража.</text:p>
          </table:table-cell>
          <table:table-cell table:formula="of:=CONCATENATE( [SOUCE.B69];[SOUCE.D69])" office:value-type="string" office:string-value="[color=#ffdef7]The way is clear, now it's time to get out of here, before more guards arrive.">
            <text:p>[color=#ffdef7]The way is clear, now it's time to get out of here, before more guards arrive.</text:p>
          </table:table-cell>
        </table:table-row>
        <table:table-row table:style-name="ro1">
          <table:table-cell table:formula="of:=CONCATENATE( [SOUCE.A70])">
            <text:p/>
          </table:table-cell>
          <table:table-cell table:formula="of:=CONCATENATE( [SOUCE.B70];[SOUCE.C70])">
            <text:p/>
          </table:table-cell>
          <table:table-cell table:formula="of:=CONCATENATE( [SOUCE.B70];[SOUCE.D70])">
            <text:p/>
          </table:table-cell>
        </table:table-row>
        <table:table-row table:style-name="ro1">
          <table:table-cell table:formula="of:=CONCATENATE( [SOUCE.A71])" office:value-type="string" office:string-value="GAME_OVER">
            <text:p>GAME_OVER</text:p>
          </table:table-cell>
          <table:table-cell table:formula="of:=CONCATENATE( [SOUCE.B71];[SOUCE.C71])" office:value-type="string" office:string-value="[color=#ffdef7]Пролог игры &quot;Путешествие Нимэ&quot; успешно пройден! Спасибо за тестирование!">
            <text:p>[color=#ffdef7]Пролог игры "Путешествие Нимэ" успешно пройден! Спасибо за тестирование!</text:p>
          </table:table-cell>
          <table:table-cell table:formula="of:=CONCATENATE( [SOUCE.B71];[SOUCE.D71])" office:value-type="string" office:string-value="[color=#ffdef7]The prologue of the game &quot;Nime's Travel&quot; has been successfully completed! Thanks for testing!">
            <text:p>[color=#ffdef7]The prologue of the game "Nime's Travel" has been successfully completed! Thanks for testing!</text:p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  <table:table-row table:style-name="ro1">
          <table:table-cell table:formula="of:=CONCATENATE( [SOUCE.A101])">
            <text:p/>
          </table:table-cell>
          <table:table-cell table:formula="of:=CONCATENATE( [SOUCE.B101];[SOUCE.C101])">
            <text:p/>
          </table:table-cell>
          <table:table-cell table:formula="of:=CONCATENATE( [SOUCE.B101];[SOUCE.D101])">
            <text:p/>
          </table:table-cell>
        </table:table-row>
        <table:table-row table:style-name="ro1">
          <table:table-cell table:formula="of:=CONCATENATE( [SOUCE.A102])">
            <text:p/>
          </table:table-cell>
          <table:table-cell table:formula="of:=CONCATENATE( [SOUCE.B102];[SOUCE.C102])">
            <text:p/>
          </table:table-cell>
          <table:table-cell table:formula="of:=CONCATENATE( [SOUCE.B102];[SOUCE.D102])">
            <text:p/>
          </table:table-cell>
        </table:table-row>
        <table:table-row table:style-name="ro1">
          <table:table-cell table:formula="of:=CONCATENATE( [SOUCE.A103])">
            <text:p/>
          </table:table-cell>
          <table:table-cell table:formula="of:=CONCATENATE( [SOUCE.B103];[SOUCE.C103])">
            <text:p/>
          </table:table-cell>
          <table:table-cell table:formula="of:=CONCATENATE( [SOUCE.B103];[SOUCE.D103])">
            <text:p/>
          </table:table-cell>
        </table:table-row>
        <table:table-row table:style-name="ro1">
          <table:table-cell table:formula="of:=CONCATENATE( [SOUCE.A104])">
            <text:p/>
          </table:table-cell>
          <table:table-cell table:formula="of:=CONCATENATE( [SOUCE.B104];[SOUCE.C104])">
            <text:p/>
          </table:table-cell>
          <table:table-cell table:formula="of:=CONCATENATE( [SOUCE.B104];[SOUCE.D104])">
            <text:p/>
          </table:table-cell>
        </table:table-row>
        <table:table-row table:style-name="ro1">
          <table:table-cell table:formula="of:=CONCATENATE( [SOUCE.A105])">
            <text:p/>
          </table:table-cell>
          <table:table-cell table:formula="of:=CONCATENATE( [SOUCE.B105];[SOUCE.C105])">
            <text:p/>
          </table:table-cell>
          <table:table-cell table:formula="of:=CONCATENATE( [SOUCE.B105];[SOUCE.D105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17.01.2024</text:date>, <text:time>18:1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7T18:18:57.45</dc:date>
    <meta:generator>OpenOffice/4.1.14$Win32 OpenOffice.org_project/4114m1$Build-9811</meta:generator>
    <meta:editing-duration>PT4H6M1S</meta:editing-duration>
    <meta:editing-cycles>78</meta:editing-cycles>
    <meta:document-statistic meta:table-count="2" meta:cell-count="728" meta:object-count="0"/>
  </office:meta>
</office:document-meta>
</file>